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5.24cm" table:align="margins" style:writing-mode="lr-tb"/>
    </style:style>
    <style:style style:name="Table1.A" style:family="table-column">
      <style:table-column-properties style:column-width="7.62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master-page-name="Standard"/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Kop 1</text:h>
      <text:p text:style-name="Text_20_body">Dit is een openoffice document</text:p>
      <text:h text:style-name="Heading_20_2" text:outline-level="2">Kop 2</text:h>
      <text:p text:style-name="Text_20_body">Leuk he ?</text:p>
      <text:p text:style-name="Text_20_body">Niets is zo spannend als een.... tabel!</text:p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Table_20_Heading">Cel 1</text:p>
            </table:table-cell>
            <table:table-cell table:style-name="Table1.B1" office:value-type="string">
              <text:p text:style-name="Table_20_Heading">Cel 2</text:p>
            </table:table-cell>
          </table:table-row>
        </table:table-header-rows>
        <table:table-row>
          <table:table-cell table:style-name="Table1.A2" office:value-type="string">
            <text:p text:style-name="Table_20_Contents">Cel 3</text:p>
          </table:table-cell>
          <table:table-cell table:style-name="Table1.B2" office:value-type="string">
            <text:p text:style-name="Table_20_Contents">Cel 4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58</meta:generator>
    <dc:title>Dit kreeg ik te zien in SecureCRT:</dc:title>
    <meta:initial-creator>Arnold Hendriks</meta:initial-creator>
    <meta:creation-date>2005-10-04T09:48:00</meta:creation-date>
    <dc:creator>Arnold Hendriks</dc:creator>
    <dc:date>2005-10-05T20:06:30</dc:date>
    <dc:language>en-US</dc:language>
    <meta:editing-cycles>2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9" meta:word-count="26" meta:character-count="108"/>
  </office:meta>
</office:document-meta>
</file>